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5.6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176cm"/>
    </style:style>
    <style:style style:name="co6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bottom"/>
      <style:text-properties fo:color="#ffffff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bottom"/>
      <style:text-properties fo:color="#ffffff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>
      <style:text-properties style:font-name="FreeMono"/>
    </style:style>
    <style:style style:name="ce4" style:family="table-cell" style:parent-style-name="Default">
      <style:table-cell-properties fo:wrap-option="wrap" style:vertical-align="bottom"/>
      <style:text-properties fo:color="#000000" style:text-outline="false" style:text-line-through-style="none" style:text-line-through-type="none" style:font-name="Free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bottom"/>
      <style:text-properties style:font-name="FreeMono"/>
    </style:style>
    <style:style style:name="ce6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Free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FreeMono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ython" table:style-name="ta1">
        <table:shapes>
          <draw:frame draw:z-index="0" draw:style-name="gr1" draw:text-style-name="P1" svg:width="18.275cm" svg:height="12.372cm" svg:x="10.203cm" svg:y="1.052cm">
            <draw:object draw:notify-on-update-of-ranges="Python.A2:Python.A5 Python.B1:Python.B1 Python.B2:Python.B5 Python.C1:Python.C1 Python.C2:Python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20" table:default-cell-style-name="ce3"/>
        <table:table-row table:style-name="ro1">
          <table:table-cell table:style-name="ce1"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atio user time to fas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ypy</text:p>
          </table:table-cell>
          <table:table-cell table:style-name="ce4" office:value-type="float" office:value="0.413" calcext:value-type="float">
            <text:p>0,413</text:p>
          </table:table-cell>
          <table:table-cell table:style-name="ce4" office:value-type="float" office:value="0.372" calcext:value-type="float">
            <text:p>0,37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aalVM</text:p>
          </table:table-cell>
          <table:table-cell table:style-name="ce4" office:value-type="float" office:value="3.078" calcext:value-type="float">
            <text:p>3,078</text:p>
          </table:table-cell>
          <table:table-cell table:style-name="ce4" office:value-type="float" office:value="8.52" calcext:value-type="float">
            <text:p>8,52</text:p>
          </table:table-cell>
          <table:table-cell table:formula="of:=ROUND([.B3]/[.B2];2)" office:value-type="float" office:value="7.45" calcext:value-type="float">
            <text:p>7,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ython</text:p>
          </table:table-cell>
          <table:table-cell table:style-name="ce5" office:value-type="float" office:value="6.653" calcext:value-type="float">
            <text:p>6,653</text:p>
          </table:table-cell>
          <table:table-cell table:style-name="ce5" office:value-type="float" office:value="6.645" calcext:value-type="float">
            <text:p>6,645</text:p>
          </table:table-cell>
          <table:table-cell table:formula="of:=ROUND([.B4]/[.B2];2)" office:value-type="float" office:value="16.11" calcext:value-type="float">
            <text:p>16,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Python</text:p>
          </table:table-cell>
          <table:table-cell table:style-name="ce4" office:value-type="float" office:value="8.465" calcext:value-type="float">
            <text:p>8,465</text:p>
          </table:table-cell>
          <table:table-cell table:style-name="ce4" office:value-type="float" office:value="8.442" calcext:value-type="float">
            <text:p>8,442</text:p>
          </table:table-cell>
          <table:table-cell table:formula="of:=ROUND([.B5]/[.B2];2)" office:value-type="float" office:value="20.5" calcext:value-type="float">
            <text:p>20,5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delbrot" table:style-name="ta1">
        <table:shapes>
          <draw:frame draw:z-index="0" draw:name="Time in second (The lesser the better)" draw:style-name="gr1" draw:text-style-name="P1" svg:width="16.004cm" svg:height="9cm" svg:x="11.93cm" svg:y="0.632cm">
            <draw:object draw:notify-on-update-of-ranges="Mandelbrot.A2:Mandelbrot.A7 Mandelbrot.B1:Mandelbrot.B1 Mandelbrot.B2:Mandelbrot.B7 Mandelbrot.C1:Mandelbrot.C1 Mandelbrot.C2:Mandelbrot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Time in second (The lesser the better)</svg:title>
          </draw:frame>
        </table:shapes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4" table:number-columns-repeated="1021" table:default-cell-style-name="ce3"/>
        <table:table-row table:style-name="ro1">
          <table:table-cell table:style-name="ce6"/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Python (multiprocessing)</text:p>
          </table:table-cell>
          <table:table-cell table:style-name="ce8" office:value-type="float" office:value="3.576" calcext:value-type="float">
            <text:p>3,576</text:p>
          </table:table-cell>
          <table:table-cell table:style-name="ce8" office:value-type="float" office:value="21.236" calcext:value-type="float">
            <text:p>21,236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7" office:value-type="string" calcext:value-type="string">
            <text:p>Cython (multiprocessing)</text:p>
          </table:table-cell>
          <table:table-cell table:style-name="ce9" office:value-type="float" office:value="4.992" calcext:value-type="float">
            <text:p>4,992</text:p>
          </table:table-cell>
          <table:table-cell table:style-name="ce9" office:value-type="float" office:value="18.982" calcext:value-type="float">
            <text:p>18,98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7" office:value-type="string" calcext:value-type="string">
            <text:p>Java</text:p>
          </table:table-cell>
          <table:table-cell table:style-name="ce9" office:value-type="float" office:value="5.706" calcext:value-type="float">
            <text:p>5,706</text:p>
          </table:table-cell>
          <table:table-cell table:style-name="ce9" office:value-type="float" office:value="0.838" calcext:value-type="float">
            <text:p>0,838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7" office:value-type="string" calcext:value-type="string">
            <text:p>Pypy (multiprocessing)</text:p>
          </table:table-cell>
          <table:table-cell table:style-name="ce8" office:value-type="float" office:value="6.987" calcext:value-type="float">
            <text:p>6,987</text:p>
          </table:table-cell>
          <table:table-cell table:style-name="ce8" office:value-type="float" office:value="6.491" calcext:value-type="float">
            <text:p>6,49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7" office:value-type="string" calcext:value-type="string">
            <text:p>GraalVM Java</text:p>
          </table:table-cell>
          <table:table-cell table:style-name="ce8" office:value-type="float" office:value="7.34" calcext:value-type="float">
            <text:p>7,34</text:p>
          </table:table-cell>
          <table:table-cell table:style-name="ce8" office:value-type="float" office:value="0.968" calcext:value-type="float">
            <text:p>0,968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GraalVM Python (multiprocessing)</text:p>
          </table:table-cell>
          <table:table-cell table:style-name="ce8" office:value-type="float" office:value="68.58" calcext:value-type="float">
            <text:p>68,58</text:p>
          </table:table-cell>
          <table:table-cell table:style-name="ce8" office:value-type="float" office:value="351.316" calcext:value-type="float">
            <text:p>351,316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7:55:08.510387066</meta:creation-date>
    <dc:date>2022-11-17T23:12:15.016834052</dc:date>
    <meta:editing-duration>PT1H15M15S</meta:editing-duration>
    <meta:editing-cycles>12</meta:editing-cycles>
    <meta:generator>LibreOffice/7.3.6.2$Linux_X86_64 LibreOffice_project/30$Build-2</meta:generator>
    <meta:document-statistic meta:table-count="2" meta:cell-count="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76cm" svg:height="12.373cm" xlink:href=".." xlink:type="simple" chart:class="chart:bar" chart:style-name="ch1">
        <chart:title svg:x="6.568cm" svg:y="0.383cm" chart:style-name="ch2">
          <text:p>Performance comparison</text:p>
        </chart:title>
        <chart:legend chart:legend-position="end" svg:x="16.86cm" svg:y="5.638cm" style:legend-expansion="high" chart:style-name="ch3"/>
        <chart:plot-area chart:style-name="ch4" table:cell-range-address="Python.A1:Python.C5" chart:data-source-has-labels="both" svg:x="1.863cm" svg:y="1.909cm" svg:width="15.133cm" svg:height="9.322cm">
          <chart:coordinate-region svg:x="2.299cm" svg:y="2.108cm" svg:width="14.697cm" svg:height="8.476cm"/>
          <chart:axis chart:dimension="x" chart:name="primary-x" chart:style-name="ch5" chartooo:axis-type="auto">
            <chartooo:date-scale/>
            <chart:title svg:x="8.26cm" svg:y="11.478cm" chart:style-name="ch6">
              <text:p>Implementation</text:p>
            </chart:title>
            <chart:categories table:cell-range-address="Python.A2:Python.A5"/>
          </chart:axis>
          <chart:axis chart:dimension="y" chart:name="primary-y" chart:style-name="ch7">
            <chart:title svg:x="0.938cm" svg:y="9.339cm" chart:style-name="ch8">
              <text:p>Time in second (The lesser the better)</text:p>
            </chart:title>
            <chart:grid chart:style-name="ch9" chart:class="major"/>
          </chart:axis>
          <chart:series chart:style-name="ch10" chart:values-cell-range-address="Python.B2:Python.B5" chart:label-cell-address="Python.B1:Python.B1" chart:class="chart:bar">
            <chart:data-point chart:repeated="2"/>
            <chart:data-point chart:style-name="ch11"/>
            <chart:data-point/>
          </chart:series>
          <chart:series chart:style-name="ch12" chart:values-cell-range-address="Python.C2:Python.C5" chart:label-cell-address="Python.C1:Python.C1" chart:class="chart:bar">
            <chart:data-point chart:repeated="2"/>
            <chart:data-point chart:style-name="ch11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Python.B1:Python.B1</svg:desc>
                </draw:g>
              </table:table-cell>
              <table:table-cell office:value-type="string">
                <text:p>user</text:p>
                <draw:g>
                  <svg:desc>Python.C1:Pyth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py</text:p>
                <draw:g>
                  <svg:desc>Python.A2:Python.A5</svg:desc>
                </draw:g>
              </table:table-cell>
              <table:table-cell office:value-type="float" office:value="0.413">
                <text:p>0.413</text:p>
                <draw:g>
                  <svg:desc>Python.B2:Python.B5</svg:desc>
                </draw:g>
              </table:table-cell>
              <table:table-cell office:value-type="float" office:value="0.372">
                <text:p>0.372</text:p>
                <draw:g>
                  <svg:desc>Python.C2:Python.C5</svg:desc>
                </draw:g>
              </table:table-cell>
            </table:table-row>
            <table:table-row>
              <table:table-cell office:value-type="string">
                <text:p>GraalVM</text:p>
              </table:table-cell>
              <table:table-cell office:value-type="float" office:value="3.078">
                <text:p>3.078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Cython</text:p>
              </table:table-cell>
              <table:table-cell office:value-type="float" office:value="6.653">
                <text:p>6.653</text:p>
              </table:table-cell>
              <table:table-cell office:value-type="float" office:value="6.645">
                <text:p>6.645</text:p>
              </table:table-cell>
            </table:table-row>
            <table:table-row>
              <table:table-cell office:value-type="string">
                <text:p>CPython</text:p>
              </table:table-cell>
              <table:table-cell office:value-type="float" office:value="8.465">
                <text:p>8.465</text:p>
              </table:table-cell>
              <table:table-cell office:value-type="float" office:value="8.442">
                <text:p>8.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1cm" xlink:href=".." xlink:type="simple" chart:class="chart:bar" chart:style-name="ch1">
        <chart:title svg:x="5.511cm" svg:y="0.316cm" chart:style-name="ch2">
          <text:p>Mandelbrot performance</text:p>
        </chart:title>
        <chart:legend chart:legend-position="end" svg:x="14.589cm" svg:y="3.952cm" style:legend-expansion="high" chart:style-name="ch3"/>
        <chart:plot-area chart:style-name="ch4" table:cell-range-address="Mandelbrot.A1:Mandelbrot.C7" chart:data-source-has-labels="both" svg:x="1.331cm" svg:y="1.275cm" svg:width="12.938cm" svg:height="6.565cm">
          <chart:coordinate-region svg:x="3.428cm" svg:y="1.398cm" svg:width="10.841cm" svg:height="2.188cm"/>
          <chart:axis chart:dimension="x" chart:name="primary-x" chart:style-name="ch5" chartooo:axis-type="auto">
            <chartooo:date-scale/>
            <chart:title svg:x="6.631cm" svg:y="8.02cm" chart:style-name="ch6">
              <text:p>Implementation</text:p>
            </chart:title>
            <chart:categories table:cell-range-address="Mandelbrot.A2:Mandelbrot.A7"/>
          </chart:axis>
          <chart:axis chart:dimension="y" chart:name="primary-y" chart:style-name="ch7">
            <chart:title svg:x="0.451cm" svg:y="7.326cm" chart:style-name="ch8">
              <text:p>Time in second (The lesser the better)</text:p>
            </chart:title>
            <chart:grid chart:style-name="ch9" chart:class="major"/>
          </chart:axis>
          <chart:series chart:style-name="ch10" chart:values-cell-range-address="Mandelbrot.B2:Mandelbrot.B7" chart:label-cell-address="Mandelbrot.B1:Mandelbrot.B1" chart:class="chart:bar">
            <chart:data-point chart:repeated="6"/>
          </chart:series>
          <chart:series chart:style-name="ch11" chart:values-cell-range-address="Mandelbrot.C2:Mandelbrot.C7" chart:label-cell-address="Mandelbrot.C1:Mandelbrot.C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Mandelbrot.B1:Mandelbrot.B1</svg:desc>
                </draw:g>
              </table:table-cell>
              <table:table-cell office:value-type="string">
                <text:p>user</text:p>
                <draw:g>
                  <svg:desc>Mandelbrot.C1:Mandelbro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ython (multiprocessing)</text:p>
                <draw:g>
                  <svg:desc>Mandelbrot.A2:Mandelbrot.A7</svg:desc>
                </draw:g>
              </table:table-cell>
              <table:table-cell office:value-type="float" office:value="3.576">
                <text:p>3.576</text:p>
                <draw:g>
                  <svg:desc>Mandelbrot.B2:Mandelbrot.B7</svg:desc>
                </draw:g>
              </table:table-cell>
              <table:table-cell office:value-type="float" office:value="21.236">
                <text:p>21.236</text:p>
                <draw:g>
                  <svg:desc>Mandelbrot.C2:Mandelbrot.C7</svg:desc>
                </draw:g>
              </table:table-cell>
            </table:table-row>
            <table:table-row>
              <table:table-cell office:value-type="string">
                <text:p>Cython (multiprocessing)</text:p>
              </table:table-cell>
              <table:table-cell office:value-type="float" office:value="4.992">
                <text:p>4.992</text:p>
              </table:table-cell>
              <table:table-cell office:value-type="float" office:value="18.982">
                <text:p>18.982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5.706">
                <text:p>5.706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Pypy (multiprocessing)</text:p>
              </table:table-cell>
              <table:table-cell office:value-type="float" office:value="6.987">
                <text:p>6.987</text:p>
              </table:table-cell>
              <table:table-cell office:value-type="float" office:value="6.491">
                <text:p>6.491</text:p>
              </table:table-cell>
            </table:table-row>
            <table:table-row>
              <table:table-cell office:value-type="string">
                <text:p>GraalVM Java</text:p>
              </table:table-cell>
              <table:table-cell office:value-type="float" office:value="7.34">
                <text:p>7.3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GraalVM Python (multiprocessing)</text:p>
              </table:table-cell>
              <table:table-cell office:value-type="float" office:value="68.58">
                <text:p>68.58</text:p>
              </table:table-cell>
              <table:table-cell office:value-type="float" office:value="351.316">
                <text:p>351.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